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 MONTOYA ANATOLIA CLEOTILD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7971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76576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 MONTOYA ANATOLIA CLEOTILD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7971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76576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7971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3271695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4:06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